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size="12pt" officeooo:rsid="0012ac2d" officeooo:paragraph-rsid="0012ac2d" style:font-size-asian="10.5pt" style:font-size-complex="12pt"/>
    </style:style>
    <style:style style:name="P2" style:family="paragraph" style:parent-style-name="Standard">
      <style:text-properties officeooo:rsid="0012ac2d" officeooo:paragraph-rsid="0012ac2d"/>
    </style:style>
    <style:style style:name="P3" style:family="paragraph" style:parent-style-name="Standard">
      <style:text-properties officeooo:rsid="003730e9" officeooo:paragraph-rsid="003730e9"/>
    </style:style>
    <style:style style:name="P4" style:family="paragraph" style:parent-style-name="Text_20_body">
      <style:text-properties fo:font-size="12pt" officeooo:rsid="0012ac2d" officeooo:paragraph-rsid="0012ac2d" style:font-size-asian="10.5pt" style:font-size-complex="12pt"/>
    </style:style>
    <style:style style:name="P5" style:family="paragraph" style:parent-style-name="Text_20_body">
      <style:text-properties officeooo:rsid="0025ff8a" officeooo:paragraph-rsid="0025ff8a"/>
    </style:style>
    <style:style style:name="P6" style:family="paragraph" style:parent-style-name="Text_20_body">
      <style:text-properties officeooo:rsid="0027a95f" officeooo:paragraph-rsid="0027a95f"/>
    </style:style>
    <style:style style:name="P7" style:family="paragraph" style:parent-style-name="Text_20_body">
      <style:text-properties officeooo:rsid="00289f32" officeooo:paragraph-rsid="00289f32"/>
    </style:style>
    <style:style style:name="P8" style:family="paragraph" style:parent-style-name="Text_20_body">
      <style:text-properties officeooo:rsid="00314526" officeooo:paragraph-rsid="00314526"/>
    </style:style>
    <style:style style:name="P9" style:family="paragraph" style:parent-style-name="Text_20_body">
      <style:text-properties officeooo:rsid="0032e212" officeooo:paragraph-rsid="0032e212"/>
    </style:style>
    <style:style style:name="P10" style:family="paragraph" style:parent-style-name="Text_20_body">
      <style:text-properties officeooo:rsid="0032e212" officeooo:paragraph-rsid="0035043d"/>
    </style:style>
    <style:style style:name="P11" style:family="paragraph" style:parent-style-name="Text_20_body">
      <style:text-properties officeooo:rsid="0033a322" officeooo:paragraph-rsid="0033a322"/>
    </style:style>
    <style:style style:name="P12" style:family="paragraph" style:parent-style-name="Text_20_body">
      <style:text-properties officeooo:rsid="003418ba" officeooo:paragraph-rsid="003418ba"/>
    </style:style>
    <style:style style:name="P13" style:family="paragraph" style:parent-style-name="Text_20_body">
      <style:text-properties officeooo:rsid="0035043d" officeooo:paragraph-rsid="0035043d"/>
    </style:style>
    <style:style style:name="P14" style:family="paragraph" style:parent-style-name="Text_20_body">
      <style:text-properties officeooo:rsid="00386d1f" officeooo:paragraph-rsid="00386d1f"/>
    </style:style>
    <style:style style:name="P15" style:family="paragraph" style:parent-style-name="Text_20_body">
      <style:text-properties officeooo:rsid="003c2d29" officeooo:paragraph-rsid="003c2d29"/>
    </style:style>
    <style:style style:name="P16" style:family="paragraph" style:parent-style-name="Text_20_body">
      <style:text-properties officeooo:rsid="003e9480" officeooo:paragraph-rsid="003e9480"/>
    </style:style>
    <style:style style:name="P17" style:family="paragraph" style:parent-style-name="Text_20_body">
      <style:text-properties officeooo:rsid="0040ae53" officeooo:paragraph-rsid="0040ae53"/>
    </style:style>
    <style:style style:name="P18" style:family="paragraph" style:parent-style-name="Text_20_body">
      <style:text-properties officeooo:rsid="0042a83b" officeooo:paragraph-rsid="0042a83b"/>
    </style:style>
    <style:style style:name="P19" style:family="paragraph" style:parent-style-name="Text_20_body">
      <style:text-properties officeooo:rsid="0042a83b" officeooo:paragraph-rsid="004824e0"/>
    </style:style>
    <style:style style:name="P20" style:family="paragraph" style:parent-style-name="Text_20_body">
      <style:text-properties style:text-line-through-style="none" style:text-line-through-type="none" style:font-name="Liberation Serif" fo:font-weight="normal" officeooo:rsid="0054c403" officeooo:paragraph-rsid="0054c403" style:font-weight-asian="normal" style:font-weight-complex="normal"/>
    </style:style>
    <style:style style:name="P21" style:family="paragraph" style:parent-style-name="Text_20_body">
      <style:text-properties style:text-line-through-style="none" style:text-line-through-type="none" style:font-name="Liberation Serif" fo:font-weight="normal" officeooo:rsid="00598ddf" officeooo:paragraph-rsid="00598ddf" style:font-weight-asian="normal" style:font-weight-complex="normal"/>
    </style:style>
    <style:style style:name="P22" style:family="paragraph" style:parent-style-name="Text_20_body">
      <style:text-properties style:text-line-through-style="none" style:text-line-through-type="none" style:font-name="Liberation Serif" fo:font-weight="normal" officeooo:rsid="005ae683" officeooo:paragraph-rsid="005ae683" style:font-weight-asian="normal" style:font-weight-complex="normal"/>
    </style:style>
    <style:style style:name="P23" style:family="paragraph" style:parent-style-name="Text_20_body">
      <style:text-properties style:text-line-through-style="none" style:text-line-through-type="none" style:font-name="Liberation Serif" fo:font-weight="normal" officeooo:rsid="005caef0" officeooo:paragraph-rsid="005caef0" style:font-weight-asian="normal" style:font-weight-complex="normal"/>
    </style:style>
    <style:style style:name="P24" style:family="paragraph" style:parent-style-name="Text_20_body" style:list-style-name="L2"/>
    <style:style style:name="P25" style:family="paragraph" style:parent-style-name="Text_20_body" style:list-style-name="L3"/>
    <style:style style:name="P26" style:family="paragraph" style:parent-style-name="Text_20_body">
      <style:text-properties officeooo:rsid="0027a95f" officeooo:paragraph-rsid="0027a95f"/>
    </style:style>
    <style:style style:name="P27" style:family="paragraph" style:parent-style-name="Text_20_body">
      <style:text-properties officeooo:rsid="005d6d33" officeooo:paragraph-rsid="005d6d33"/>
    </style:style>
    <style:style style:name="P28" style:family="paragraph" style:parent-style-name="Text_20_body" style:list-style-name="L1">
      <style:paragraph-properties fo:margin-top="0in" fo:margin-bottom="0in" loext:contextual-spacing="false"/>
    </style:style>
    <style:style style:name="P29" style:family="paragraph" style:parent-style-name="Text_20_body" style:list-style-name="L3">
      <style:paragraph-properties fo:margin-top="0in" fo:margin-bottom="0in" loext:contextual-spacing="false"/>
    </style:style>
    <style:style style:name="T1" style:family="text">
      <style:text-properties fo:font-weight="bold"/>
    </style:style>
    <style:style style:name="T2" style:family="text">
      <style:text-properties officeooo:rsid="001eaacb"/>
    </style:style>
    <style:style style:name="T3" style:family="text">
      <style:text-properties officeooo:rsid="00235742"/>
    </style:style>
    <style:style style:name="T4" style:family="text">
      <style:text-properties officeooo:rsid="002637c1"/>
    </style:style>
    <style:style style:name="T5" style:family="text">
      <style:text-properties officeooo:rsid="002a756a"/>
    </style:style>
    <style:style style:name="T6" style:family="text">
      <style:text-properties officeooo:rsid="002dd3a2"/>
    </style:style>
    <style:style style:name="T7" style:family="text">
      <style:text-properties officeooo:rsid="0033a322"/>
    </style:style>
    <style:style style:name="T8" style:family="text">
      <style:text-properties officeooo:rsid="0035043d"/>
    </style:style>
    <style:style style:name="T9" style:family="text">
      <style:text-properties officeooo:rsid="00350de2"/>
    </style:style>
    <style:style style:name="T10" style:family="text">
      <style:text-properties officeooo:rsid="0039ed85"/>
    </style:style>
    <style:style style:name="T11" style:family="text">
      <style:text-properties officeooo:rsid="003b79a2"/>
    </style:style>
    <style:style style:name="T12" style:family="text">
      <style:text-properties officeooo:rsid="003c83ef"/>
    </style:style>
    <style:style style:name="T13" style:family="text">
      <style:text-properties officeooo:rsid="003fa440"/>
    </style:style>
    <style:style style:name="T14" style:family="text">
      <style:text-properties officeooo:rsid="0046f111"/>
    </style:style>
    <style:style style:name="T15" style:family="text">
      <style:text-properties officeooo:rsid="004824e0"/>
    </style:style>
    <style:style style:name="T16" style:family="text">
      <style:text-properties officeooo:rsid="0049fcdb"/>
    </style:style>
    <style:style style:name="T17" style:family="text">
      <style:text-properties officeooo:rsid="004b70b8"/>
    </style:style>
    <style:style style:name="T18" style:family="text">
      <style:text-properties officeooo:rsid="004b8eb2"/>
    </style:style>
    <style:style style:name="T19" style:family="text">
      <style:text-properties officeooo:rsid="004c6383"/>
    </style:style>
    <style:style style:name="T20" style:family="text">
      <style:text-properties officeooo:rsid="004eec5a"/>
    </style:style>
    <style:style style:name="T21" style:family="text">
      <style:text-properties officeooo:rsid="00509d6b"/>
    </style:style>
    <style:style style:name="T22" style:family="text">
      <style:text-properties officeooo:rsid="00516dd8"/>
    </style:style>
    <style:style style:name="T23" style:family="text">
      <style:text-properties officeooo:rsid="00517645"/>
    </style:style>
    <style:style style:name="T24" style:family="text">
      <style:text-properties officeooo:rsid="00526ba2"/>
    </style:style>
    <style:style style:name="T25" style:family="text">
      <style:text-properties officeooo:rsid="0053e8c3"/>
    </style:style>
    <style:style style:name="T26" style:family="text">
      <style:text-properties officeooo:rsid="0055dc97"/>
    </style:style>
    <style:style style:name="T27" style:family="text">
      <style:text-properties officeooo:rsid="00579e7b"/>
    </style:style>
    <style:style style:name="T28" style:family="text">
      <style:text-properties officeooo:rsid="00596cb8"/>
    </style:style>
    <style:style style:name="T29" style:family="text">
      <style:text-properties officeooo:rsid="005ae683"/>
    </style:style>
    <text:list-style style:name="L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MQTT</text:p>
      <text:p text:style-name="P3">json.loads(chuyen oi json sang doi tuong python)</text:p>
      <text:p text:style-name="P1"/>
      <text:p text:style-name="P1">MQTT là 1 giao thức truyền dữ liệu giữa nhiều thiết bị thông qua 1 trạm trung gian (gọi là Broker – là 1 application chạy trên máy tính server/cloud).</text:p>
      <text:p text:style-name="P1"><text:span text:style-name="Strong_20_Emphasis">Client</text:span>: là thiết bị IoT muốn gửi/nhận dữ liệu trong network</text:p>
      <text:p text:style-name="P1"><text:span text:style-name="Strong_20_Emphasis">Broker</text:span>: là thiết bị trung gian nhận dữ liệu từ các client muốn gửi và gửi dữ liệu đó tới các client muốn nhận</text:p>
      <text:p text:style-name="P1"><text:span text:style-name="Strong_20_Emphasis">Topic</text:span>: tượng trưng cho loại dữ liệu mà các thiết bị Client gửi/nhận thông qua MQTT. Topic là 1 chuỗi UTF-8 text tượng trưng cho tên loại dữ liệu.</text:p>
      <text:p text:style-name="P1"><text:span text:style-name="Strong_20_Emphasis">Publish</text:span>: là bước gửi dữ liệu từ 1 thiết bị client đến Broker. Trong bước này, thiết bị IoT sẽ xác định topic (là loại dữ liệu muốn gửi) và giá trị của topic đó</text:p>
      <text:p text:style-name="P1"><text:span text:style-name="Strong_20_Emphasis">Subscribe</text:span>: là bước đăng ký nhận dữ liệu từ Broker của 1 thiết bị Client. Trong bước này, thiết bị IoT sẽ xác định loại dữ liệu mà nó muốn nhận. Khi Broker nhận được loại dữ liệu này từ 1 thiết bị client khác, nó sẽ gửi dữ liệu này tới thiết bị client đã đăng ký nhận</text:p>
      <text:p text:style-name="P1"/>
      <text:p text:style-name="P1">Hàm<text:span text:style-name="Strong_20_Emphasis"> setServer(&lt;domain name của Broker&gt;, &lt;TCP port&gt;)</text:span> để thiết lập địa chỉ của Broker server và port TCP sẽ kết nối đến</text:p>
      <text:p text:style-name="P1">Hàm <text:span text:style-name="Strong_20_Emphasis">connect(&lt;client_name&gt;)</text:span> để bắt đầu quá trình kết nối đến Broker server. Hàm này sẽ đợi đến khi kết nối thành công hoặc timeout; giá trị trả về của hàm là kiểu boolean với True là kết nối thành công, False là kết nối không thành công</text:p>
      <text:p text:style-name="P4">Hàm<text:span text:style-name="Strong_20_Emphasis"> publish(&lt;topic&gt;, &lt;value&gt;)</text:span> để gửi giá trị &lt;value&gt; cho dữ liệu &lt;topic&gt; lên Broker server </text:p>
      <text:list xml:id="list4292739193" text:style-name="L1">
        <text:list-item>
          <text:p text:style-name="P28">Hàm<text:span text:style-name="Strong_20_Emphasis"> subscribe(&lt;topic&gt;)</text:span> để đăng ký nhận giá trị mới của dữ liệu &lt;topic&gt; từ Broker server </text:p>
        </text:list-item>
      </text:list>
      <text:list xml:id="list2918931745" text:style-name="L2">
        <text:list-item>
          <text:p text:style-name="P24">Hàm<text:span text:style-name="Strong_20_Emphasis"> connnected()</text:span> để kiểm tra trạng thái kết nối đến Broker server (True = kết nối OK)</text:p>
        </text:list-item>
      </text:list>
      <text:p text:style-name="Text_20_body"><text:span text:style-name="T1">TCP (Transmission Control Protocol)</text:span> là một giao thức mạng quan trọng được sử dụng trong việc truyền dữ liệu qua một mạng nào đó.</text:p>
      <text:p text:style-name="Text_20_body">Chức năng của TCP được xác định là kiểm soát mức độ tin cậy của việc truyền dữ liệu. Trên các mạng như Internet, dữ liệu được truyền theo dạng gói tin, các gói này là các cụm dữ liệu được truyền hoàn toàn độc lập trên mạng, được tập hợp lại với nhau khi chúng đến địa chỉ đích và sau đó trả về dữ liệu gốc. </text:p>
      <text:p text:style-name="Text_20_body"/>
      <text:p text:style-name="Text_20_body">1883 : kết nối không mã hóa </text:p>
      <text:list xml:id="list1159099238" text:style-name="L3">
        <text:list-item>
          <text:p text:style-name="P29">8883 : Kết nối có mã hóa </text:p>
        </text:list-item>
        <text:list-item>
          <text:p text:style-name="P29">8884 : Kết nối có mã hóa và yêu cầu thông tin đăng nhập </text:p>
        </text:list-item>
        <text:list-item>
          <text:p text:style-name="P29">8080 : dùng với WebSocket và không mã hóa </text:p>
        </text:list-item>
        <text:list-item>
          <text:p text:style-name="P25">8081 : dùng với WebSocket và có mã hóa </text:p>
        </text:list-item>
      </text:list>
      <text:p text:style-name="Text_20_body">Với demo này, chúng ta sẽ sử dụng TCP port 1883. Lưu ý đây là server public nên dữ liệu chúng ta gửi lên người khác có thể xem được (nếu họ biết chuỗi text của “topic” của mình)</text:p>
      <text:p text:style-name="Text_20_body">*<text:span text:style-name="T2">keep_alive la nhung goi tin(package) chua thong diep duoc gui tu 1 thiet bi (router, switch, cloud server,..) den mot thiet bi khac trong mo hinh mang voi muc dich kiem tra tran thai duong ket noi giua hai thiet bi, hay thiet bi dau cuoi con song hay khong</text:span></text:p>
      <text:p text:style-name="Text_20_body">-<text:span text:style-name="T3">keepalive interval: thoi gian giua cac lamn gui goi tin keepalive, gia tri nay thuong do ta cau hinh</text:span></text:p>
      <text:p text:style-name="Text_20_body"/>
      <text:p text:style-name="Text_20_body"><text:soft-page-break/></text:p>
      <text:p text:style-name="P5">SOCKET IO</text:p>
      <text:p text:style-name="P5">-dung tu phai khach hang muon connect len server, co 2 buoc, buoc 1 goi thu vien socket io, buoc 2 viet code connect len server</text:p>
      <text:p text:style-name="P5">-<text:span text:style-name="T4">khai bao thu vien socket io cho client khi muon connect len server</text:span></text:p>
      <text:p text:style-name="P6">listen(3000) </text:p>
      <text:p text:style-name="P6">server <text:s/>lang nghe port 300, truy cap localhost:3000</text:p>
      <text:p text:style-name="P27">server lang nge co ng key noi len(on~ io.on)</text:p>
      <text:p text:style-name="P7">io.on(“connection”, function(socket){</text:p>
      <text:p text:style-name="P7"><text:tab/>console.log(“ket noi...”)</text:p>
      <text:p text:style-name="P7">});</text:p>
      <text:p text:style-name="P7">-server lang nghe co nguooi ket nooi va khi co <text:s/>ng ket nooi thi thuc thi function</text:p>
      <text:p text:style-name="P7">-<text:span text:style-name="T5">server tao ra bien socket, bien socket de quan ly ket noi cua nguoi a, b ket nooi server va server tao ra bien socket de quan ly ket noi cua b</text:span></text:p>
      <text:p text:style-name="P7">-<text:span text:style-name="T6">socket co thuoc tinh id, moi socket co id, phan biet co nhung client nao ket noi toi server</text:span></text:p>
      <text:p text:style-name="P8">socket.on(“disconnect”, function(){</text:p>
      <text:p text:style-name="P8"><text:tab/>console.log(socket.id + “disconnect”);</text:p>
      <text:p text:style-name="P8">})</text:p>
      <text:p text:style-name="P8">-khi co xu kien ai do ngat ket noi</text:p>
      <text:p text:style-name="P9">var socket <text:s/>= io<text:span text:style-name="T7">() ,socket ket noi den server</text:span></text:p>
      <text:p text:style-name="P11">emit:(ts1, ts2) phat du lieu len server</text:p>
      <text:p text:style-name="P12">+ts1: ten emit len server, ts ket noi</text:p>
      <text:p text:style-name="P12">+ts2: gia tri truyen len server</text:p>
      <text:p text:style-name="P10">-<text:span text:style-name="T8">socket.on(topic, function(data){</text:span></text:p>
      <text:p text:style-name="P10"><text:tab/><text:span text:style-name="T9">publish(t)</text:span></text:p>
      <text:p text:style-name="P13">})</text:p>
      <text:p text:style-name="P14">SOCKET IO &amp; NODE JS</text:p>
      <text:p text:style-name="P14">mo dau:</text:p>
      <text:p text:style-name="P14">vi du co 2 trang web a o HN, b o TPHCM, a go hello, ngay lap tuc chu hello xuat hien o cho cua nguoi b, <text:span text:style-name="T10">vi du a goi cho b.khi bam nut goi, dien thoai cua a ket noi voi tong dai(tao ket noi a va tong dai) neu b ket noi vs tong dai(thi a va b dc ket noi), socket: truyen tai du lieu giua 2 thiet bi ngay lap tuc</text:span></text:p>
      <text:p text:style-name="P14">-<text:span text:style-name="T11">cai socket io truc tiep tren node js</text:span></text:p>
      <text:p text:style-name="P15"><text:soft-page-break/>dung server node js tai trang web ve cho a va b</text:p>
      <text:p text:style-name="P15">code server, <text:s/>khi chay trang web tra ve giao dien cho ng dung</text:p>
      <text:p text:style-name="P15">- <text:span text:style-name="T12">lam web server cai express,ejs, thu vien cua node js,render ve trtang htmml cho ng dung</text:span></text:p>
      <text:p text:style-name="P16">(thu muc) render trang index.ejs() tao thu muc view chua trang index</text:p>
      <text:p text:style-name="P16">-<text:span text:style-name="T13">jquery: thuct hi function, event…</text:span></text:p>
      <text:p text:style-name="P17">a truyen data toi b thong qua server, phia server lang nghe su kien co ai do ket noi len server</text:p>
      <text:p text:style-name="P18">sau do khach hang connect len server</text:p>
      <text:p text:style-name="P18"/>
      <text:p text:style-name="P18"/>
      <text:p text:style-name="P18"/>
      <text:p text:style-name="P15"/>
      <text:p text:style-name="P15"/>
      <text:p text:style-name="P15"/>
      <text:p text:style-name="P14">BAI TH4: mang cam bien</text:p>
      <text:p text:style-name="P14">*phan1: lay du lieu tu database day len server</text:p>
      <text:p text:style-name="P14">-<text:span text:style-name="T15">ket noi voi database;</text:span></text:p>
      <text:p text:style-name="P19">-Ta sẽ dùng setInterval funtion để thực hiệu function này mãi mãi</text:p>
      <text:p text:style-name="P19">mỗi <text:span text:style-name="T16">500</text:span>ms lại vào /<text:span text:style-name="T14">data1</text:span> lấy dữ liệu đẩy vào các id.</text:p>
      <text:p text:style-name="P19">-$.getJSON<text:span text:style-name="T17">(‘</text:span>/room1’, function(<text:span text:style-name="T18">a</text:span>) // vào localhost:3000/<text:span text:style-name="T19">data1</text:span> lấy ra chuỗi Json</text:p>
      <text:p text:style-name="P19">sau đó thực hiện function(<text:span text:style-name="T20">a</text:span>).</text:p>
      <text:p text:style-name="P19">$(‘<text:span text:style-name="T21">#temp</text:span>’).text(<text:span text:style-name="T24">a</text:span>.result.Temperature); //lấy giá trị Temperature ở mảng result lưu</text:p>
      <text:p text:style-name="P19">vào biến <text:span text:style-name="T23">a</text:span> sau đó dùng phương thức text(<text:span text:style-name="T22">a</text:span>) của jquery để đẩy vào id #temp (</text:p>
      <text:p text:style-name="P19">id này ở trong thẻ chưa 3 ô nhiệt độ, độ ẩm, <text:span text:style-name="T23">anh sang</text:span> ở trên).</text:p>
      <text:p text:style-name="P19">*<text:span text:style-name="T25">emit(socket.io)</text:span></text:p>
      <text:p text:style-name="P20">truyen du lieu a-b</text:p>
      <text:p text:style-name="P20">-a phat du lieu len server, server truyen ve b</text:p>
      <text:p text:style-name="P20">a-emit:phat, on-server<text:span text:style-name="T26">(lang nghe)</text:span></text:p>
      <text:p text:style-name="P20">-<text:span text:style-name="T27">o client a: phat len rat nhieu tin hieu, nhu vay phai dat ten cho cac tin hieu, moi tin hieu phat len(ket noi len) co 1 ten rieng</text:span></text:p>
      <text:p text:style-name="P20">-<text:span text:style-name="T28">a phat,emit len server: emit(“ten emit len”, gia tri truyen len server)</text:span></text:p>
      <text:p text:style-name="P21"><text:s/>$(document).ready(function(){</text:p>
      <text:p text:style-name="P21"><text:s text:c="8"/>$("#on").click(function(){</text:p>
      <text:p text:style-name="P21"><text:soft-page-break/><text:s text:c="12"/>socket.emit("controlled","1"); <text:s text:c="3"/></text:p>
      <text:p text:style-name="P21"><text:s text:c="8"/>})</text:p>
      <text:p text:style-name="P21"><text:s text:c="8"/>$("#off").click(function(){</text:p>
      <text:p text:style-name="P21"><text:s text:c="12"/>socket.emit("controlled","0"); <text:s text:c="4"/></text:p>
      <text:p text:style-name="P21"><text:s text:c="8"/>})</text:p>
      <text:p text:style-name="P21">-jquery click su kien on off.</text:p>
      <text:p text:style-name="P21">socket.on("controlled",function(data){</text:p>
      <text:p text:style-name="P21"><text:s text:c="4"/>publish(toppic1,data.toString(),options);</text:p>
      <text:p text:style-name="P21"><text:s text:c="4"/>//console.log('haha');</text:p>
      <text:p text:style-name="P21"><text:s text:c="2"/>});</text:p>
      <text:p text:style-name="P22">lawng nghe co ng ket noi len</text:p>
      <text:p text:style-name="P21">-<text:span text:style-name="T29">client emit len cai gi thi phai lang nghe cai do,server lang nghe co ng truyen len thi chay hanh dong(function(data))</text:span></text:p>
      <text:p text:style-name="P23">console.log(lay ra du lieu khach hang truyen l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05T22:52:00.652306425</meta:creation-date>
    <dc:date>2019-05-19T15:48:04.729290096</dc:date>
    <meta:editing-duration>PT4H1M36S</meta:editing-duration>
    <meta:editing-cycles>69</meta:editing-cycles>
    <meta:generator>LibreOffice/6.0.7.3$Linux_X86_64 LibreOffice_project/00m0$Build-3</meta:generator>
    <meta:document-statistic meta:table-count="0" meta:image-count="0" meta:object-count="0" meta:page-count="4" meta:paragraph-count="88" meta:word-count="1133" meta:character-count="5924" meta:non-whitespace-character-count="4791"/>
  </office:meta>
</office:document-meta>
</file>